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gr1" style:family="graphic">
      <style:graphic-properties draw:fill-color="#ffffff" draw:textarea-horizontal-align="justify" draw:textarea-vertical-align="middle" draw:auto-grow-height="false" fo:min-height="1.205cm" fo:min-width="0.1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1.182cm" fo:min-width="0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228cm" fo:min-width="0.1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997cm" fo:min-width="0.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526cm" fo:min-width="2.6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0.335cm" fo:min-width="4.2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0.688cm" fo:min-width="6.5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0.45cm" fo:min-width="4.6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0.674cm" fo:min-width="2.8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9" draw:text-style-name="P1" svg:width="3.97cm" svg:height="0.953cm" svg:x="7.415cm" svg:y="0.647cm"><text:p><text:s text:c="7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3" draw:style-name="gr8" draw:text-style-name="P1" svg:width="7.409cm" svg:height="0.715cm" svg:x="5.907cm" svg:y="2.738cm"><text:p><text:s text:c="10"/>Input radious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 2" draw:style-name="gr7" draw:text-style-name="P1" svg:width="6.562cm" svg:height="0.689cm" svg:x="6.092cm" svg:y="4.854cm"><text:p><text:s text:c="10"/>area=3.14*radious*radious</text:p><draw:enhanced-geometry svg:viewBox="0 0 21600 21600" draw:type="rectangle" draw:enhanced-path="M 0 0 L 21600 0 21600 21600 0 21600 0 0 Z N"/></draw:custom-shape><draw:custom-shape text:anchor-type="paragraph" draw:z-index="3" draw:name="Shape 4" draw:style-name="gr6" draw:text-style-name="P1" svg:width="6.695cm" svg:height="0.53cm" svg:x="5.854cm" svg:y="6.892cm"><text:p><text:s text:c="9"/>display area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Shape 5" draw:style-name="gr5" draw:text-style-name="P1" svg:width="3.784cm" svg:height="0.742cm" svg:x="7.548cm" svg:y="8.797cm"><text:p><text:s text:c="6"/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4" draw:text-style-name="P1" svg:width="0.239cm" svg:height="1.138cm" svg:x="9.294cm" svg:y="1.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7" draw:style-name="gr3" draw:text-style-name="P1" svg:width="0.292cm" svg:height="1.403cm" svg:x="9.267cm" svg:y="3.45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 8" draw:style-name="gr2" draw:text-style-name="P1" svg:width="0.318cm" svg:height="1.35cm" svg:x="9.294cm" svg:y="5.54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9" draw:style-name="gr1" draw:text-style-name="P1" svg:width="0.292cm" svg:height="1.377cm" svg:x="9.373cm" svg:y="7.4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4:26:28.072973423</meta:creation-date>
    <dc:date>2023-02-03T14:34:05.158227241</dc:date>
    <meta:editing-duration>PT7M3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